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22T18:00:00" calcext:value-type="date">
            <text:p>2022-10-22T18:00</text:p>
          </table:table-cell>
          <table:table-cell office:value-type="date" office:date-value="2022-10-22T21:00:00" calcext:value-type="date">
            <text:p>2022-10-22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4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00-00-00</text:date>, <text:time style:data-style-name="N2" text:time-value="16:52:53.130893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3T18:09:29.229673702</dc:date>
    <meta:editing-duration>P3DT12H6M13S</meta:editing-duration>
    <meta:editing-cycles>121</meta:editing-cycles>
    <meta:document-statistic meta:table-count="5" meta:cell-count="1982" meta:object-count="0"/>
  </office:meta>
</office:document-meta>
</file>